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b391" officeooo:paragraph-rsid="0016b391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rsid="00139e0e" officeooo:paragraph-rsid="00139e0e"/>
    </style:style>
    <style:style style:name="P4" style:family="paragraph" style:parent-style-name="Standard" style:list-style-name="L2">
      <style:text-properties officeooo:rsid="0014d321" officeooo:paragraph-rsid="0014d321"/>
    </style:style>
    <style:style style:name="P5" style:family="paragraph" style:parent-style-name="Standard" style:list-style-name="L2">
      <style:text-properties officeooo:rsid="00134218" officeooo:paragraph-rsid="0014d321"/>
    </style:style>
    <style:style style:name="P6" style:family="paragraph" style:parent-style-name="Standard">
      <style:text-properties officeooo:rsid="00134218" officeooo:paragraph-rsid="0014d321"/>
    </style:style>
    <style:style style:name="P7" style:family="paragraph" style:parent-style-name="Standard">
      <style:text-properties officeooo:rsid="00170d27" officeooo:paragraph-rsid="00170d27"/>
    </style:style>
    <style:style style:name="P8" style:family="paragraph" style:parent-style-name="Standard" style:list-style-name="L3">
      <style:text-properties officeooo:rsid="00170d27" officeooo:paragraph-rsid="00170d27"/>
    </style:style>
    <style:style style:name="P9" style:family="paragraph" style:parent-style-name="Standard" style:list-style-name="L3">
      <style:text-properties officeooo:rsid="0019d47d" officeooo:paragraph-rsid="0019d47d"/>
    </style:style>
    <style:style style:name="P10" style:family="paragraph" style:parent-style-name="Standard" style:list-style-name="L3">
      <style:text-properties officeooo:rsid="001c8e2a" officeooo:paragraph-rsid="001c8e2a"/>
    </style:style>
    <style:style style:name="P11" style:family="paragraph" style:parent-style-name="Standard" style:list-style-name="L3">
      <style:text-properties officeooo:rsid="001cd528" officeooo:paragraph-rsid="001cd528"/>
    </style:style>
    <style:style style:name="P12" style:family="paragraph" style:parent-style-name="Standard">
      <style:text-properties officeooo:rsid="001cd528" officeooo:paragraph-rsid="001cd528"/>
    </style:style>
    <style:style style:name="P13" style:family="paragraph" style:parent-style-name="Standard">
      <style:text-properties officeooo:rsid="001d423c" officeooo:paragraph-rsid="001d423c"/>
    </style:style>
    <style:style style:name="P14" style:family="paragraph" style:parent-style-name="Standard" style:list-style-name="L4">
      <style:text-properties officeooo:rsid="001d423c" officeooo:paragraph-rsid="001d423c"/>
    </style:style>
    <style:style style:name="P15" style:family="paragraph" style:parent-style-name="Standard">
      <style:text-properties officeooo:rsid="001d6efe" officeooo:paragraph-rsid="001d6efe"/>
    </style:style>
    <style:style style:name="P16" style:family="paragraph" style:parent-style-name="Standard" style:list-style-name="L5">
      <style:text-properties officeooo:rsid="001d6efe" officeooo:paragraph-rsid="001d6efe"/>
    </style:style>
    <style:style style:name="P17" style:family="paragraph" style:parent-style-name="Standard" style:list-style-name="L5">
      <style:text-properties officeooo:rsid="001f3db1" officeooo:paragraph-rsid="001f3db1"/>
    </style:style>
    <style:style style:name="P18" style:family="paragraph" style:parent-style-name="Standard" style:list-style-name="L5">
      <style:text-properties officeooo:rsid="002136f9" officeooo:paragraph-rsid="002136f9"/>
    </style:style>
    <style:style style:name="P19" style:family="paragraph" style:parent-style-name="Standard">
      <style:text-properties officeooo:rsid="002136f9" officeooo:paragraph-rsid="002136f9"/>
    </style:style>
    <style:style style:name="P20" style:family="paragraph" style:parent-style-name="Standard">
      <style:text-properties officeooo:rsid="00237007" officeooo:paragraph-rsid="00237007"/>
    </style:style>
    <style:style style:name="P21" style:family="paragraph" style:parent-style-name="Standard">
      <style:text-properties officeooo:paragraph-rsid="002136f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d321"/>
    </style:style>
    <style:style style:name="T3" style:family="text">
      <style:text-properties officeooo:rsid="0017e3a7"/>
    </style:style>
    <style:style style:name="T4" style:family="text">
      <style:text-properties officeooo:rsid="001af9e2"/>
    </style:style>
    <style:style style:name="T5" style:family="text">
      <style:text-properties officeooo:rsid="001f3db1"/>
    </style:style>
    <style:style style:name="T6" style:family="text">
      <style:text-properties officeooo:rsid="002136f9"/>
    </style:style>
    <style:style style:name="T7" style:family="text">
      <style:text-properties officeooo:rsid="0021f7d1"/>
    </style:style>
    <style:style style:name="T8" style:family="text">
      <style:text-properties officeooo:rsid="00237007"/>
    </style:style>
    <style:style style:name="T9" style:family="text">
      <style:text-properties fo:color="#c9211e" officeooo:rsid="0021f7d1"/>
    </style:style>
    <style:style style:name="T10" style:family="text">
      <style:text-properties fo:color="#c9211e" fo:font-weight="bold" officeooo:rsid="0021f7d1" style:font-weight-asian="bold" style:font-weight-complex="bold"/>
    </style:style>
    <style:style style:name="T11" style:family="text">
      <style:text-properties fo:color="#c9211e" fo:font-weight="bold" officeooo:rsid="00237007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list xml:id="list3599695252" text:style-name="L1">
        <text:list-item>
          <text:p text:style-name="P2"><text:span text:style-name="T1">Horvitz et al. (2005) </text:span>describe a deployed system called JamBayes for predicting traffic flow in the Seattle area; predictions are made using a graphical model whose structure was learned from data.</text:p>
        </text:list-item>
        <text:list-item>
          <text:p text:style-name="P3">Fraser 2008: time series prediction with HMMs</text:p>
        </text:list-item>
      </text:list>
      <text:list xml:id="list100977802" text:style-name="L2">
        <text:list-item>
          <text:p text:style-name="P4">Durbin et al. 1998: HMMs</text:p>
        </text:list-item>
        <text:list-item>
          <text:p text:style-name="P5">MacKay book: <text:span text:style-name="T2">ML, deep learning, information theory</text:span></text:p>
        </text:list-item>
      </text:list>
      <text:p text:style-name="P6"/>
      <text:p text:style-name="P6"/>
      <text:p text:style-name="P6"/>
      <text:p text:style-name="P7">Topics to look up:</text:p>
      <text:list xml:id="list694958106" text:style-name="L3">
        <text:list-item>
          <text:p text:style-name="P8">adversarial loss function</text:p>
        </text:list-item>
        <text:list-item>
          <text:p text:style-name="P8">variational auto-encoders</text:p>
        </text:list-item>
        <text:list-item>
          <text:p text:style-name="P8">variational recurrent neural networks <text:span text:style-name="T3">&amp; uncertainty</text:span></text:p>
        </text:list-item>
        <text:list-item>
          <text:p text:style-name="P9">variation inference</text:p>
        </text:list-item>
        <text:list-item>
          <text:p text:style-name="P9">amortized approximate prior <text:span text:style-name="T4">&amp; ELBO</text:span></text:p>
        </text:list-item>
        <text:list-item>
          <text:p text:style-name="P10">max pooling layer</text:p>
        </text:list-item>
        <text:list-item>
          <text:p text:style-name="P11">ResNet blocks</text:p>
        </text:list-item>
      </text:list>
      <text:p text:style-name="P12"/>
      <text:p text:style-name="P12"/>
      <text:p text:style-name="P12"/>
      <text:p text:style-name="P12"/>
      <text:p text:style-name="P13">Differences between video prediction and bird migration:</text:p>
      <text:list xml:id="list26831118" text:style-name="L4">
        <text:list-item>
          <text:p text:style-name="P14">it is not important to be “visually compelling” and “realistic”</text:p>
        </text:list-item>
        <text:list-item>
          <text:p text:style-name="P14">spatial positions of “objects”/densities are more important than sharp boundaries</text:p>
        </text:list-item>
      </text:list>
      <text:p text:style-name="P13"/>
      <text:p text:style-name="P15">Questions:</text:p>
      <text:list xml:id="list4221531354" text:style-name="L5">
        <text:list-item>
          <text:p text:style-name="P16">what to do with nans? <text:span text:style-name="T5">For now set to 0?</text:span></text:p>
        </text:list-item>
        <text:list-item>
          <text:p text:style-name="P17">Resolution? ConvLSTM paper: radar data resized to 100x100</text:p>
        </text:list-item>
        <text:list-item>
          <text:p text:style-name="P18">mainly learn smooth transitions between frames? </text:p>
        </text:list-item>
      </text:list>
      <text:p text:style-name="P19"/>
      <text:p text:style-name="P21"><text:span text:style-name="T6">Plans: read up on VAE and VRNN and </text:span><text:span text:style-name="T10">variation inference (o</text:span><text:span text:style-name="T11">bjective function</text:span><text:span text:style-name="T10"> ELBO)</text:span></text:p>
      <text:p text:style-name="P19"/>
      <text:p text:style-name="P19"/>
      <text:p text:style-name="P19"/>
      <text:p text:style-name="P19"/>
      <text:p text:style-name="P19"/>
      <text:p text:style-name="P20">key topics: </text:p>
      <text:p text:style-name="P20">- time series modelling (dynamic bayesian networks, HMM, Kalman filters)</text:p>
      <text:p text:style-name="P20">- image modelling (CNN)</text:p>
      <text:p text:style-name="P20">- latent variable models (VAE, VRNN, ...)</text:p>
      <text:p text:style-name="P20">- causality and explainability</text:p>
      <text:p text:style-name="P2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3T11:22:56.182899191</meta:creation-date>
    <dc:date>2020-04-13T21:28:04.501233310</dc:date>
    <meta:editing-duration>P2DT20H56M15S</meta:editing-duration>
    <meta:editing-cycles>4</meta:editing-cycles>
    <meta:generator>LibreOffice/6.3.5.2$Linux_X86_64 LibreOffice_project/30$Build-2</meta:generator>
    <meta:document-statistic meta:table-count="0" meta:image-count="0" meta:object-count="0" meta:page-count="1" meta:paragraph-count="25" meta:word-count="185" meta:character-count="1146" meta:non-whitespace-character-count="1000"/>
  </office:meta>
</office:document-meta>
</file>